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11E00002E69AA603B85.svm"/>
  <manifest:file-entry manifest:media-type="" manifest:full-path="Pictures/2000000700005BAE000032719DAF50AD.svm"/>
  <manifest:file-entry manifest:media-type="" manifest:full-path="Pictures/20000007000054DB000030E4BE3BDD0C.svm"/>
  <manifest:file-entry manifest:media-type="" manifest:full-path="Pictures/200000070000521100003418DF85EECF.svm"/>
  <manifest:file-entry manifest:media-type="" manifest:full-path="Pictures/2000000700005E0E000033FEC55B1DA8.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size="14pt" style:font-size-asian="14pt" style:font-size-complex="14pt"/>
    </style:style>
    <style:style style:name="P3" style:family="paragraph" style:parent-style-name="Standard">
      <style:paragraph-properties fo:text-align="center" style:justify-single-word="false"/>
      <style:text-properties fo:font-size="14pt" style:font-size-asian="14pt" style:font-size-complex="14pt"/>
    </style:style>
    <style:style style:name="P4" style:family="paragraph" style:parent-style-name="Standard">
      <style:paragraph-properties fo:text-align="center" style:justify-single-word="false"/>
      <style:text-properties fo:color="#cc0000" fo:font-size="14pt" style:text-underline-style="solid" style:text-underline-width="auto" style:text-underline-color="font-color" fo:font-weight="bold" style:font-size-asian="14pt" style:font-weight-asian="bold" style:font-size-complex="14pt"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s1" text:anchor-type="as-char" svg:width="3.314cm" svg:height="2.238cm" draw:z-index="0"><draw:image xlink:href="https://encrypted-tbn0.gstatic.com/images?q=tbn:ANd9GcTvLwPpIH-gZ2qElgXwLRsX-myfPTfi1KcowrQIRPMnjlmsgkwuKiYMEPgqQCHbmjBS2ak&amp;usqp=CAU" xlink:type="simple" xlink:show="embed" xlink:actuate="onLoad"/></draw:frame> <text:s/></text:p>
      <text:p text:style-name="Standard"/>
      <text:p text:style-name="P2">Dachraoui Elyes</text:p>
      <text:p text:style-name="P2">Rabearimanana Hadj</text:p>
      <text:p text:style-name="P2">Pré-ING 2 MI 5</text:p>
      <text:p text:style-name="P1"/>
      <text:p text:style-name="P4">Description du projet</text:p>
      <text:p text:style-name="P3"/>
      <text:p text:style-name="P2"><text:tab/>Notre projet s'intitulant CY-Météo, nous a été proposé par les professeurs responsables du département informatique, qui sont Madame Eva Ansermin, Monsieur Renaud Verin et Monsieur Romuald Grignon. Ce projet a pour objectif de créer une interface qui va permettre de traiter un fichier d'extension csv de données météorologiques et d'afficher en sortie des graphiques en passant par le logiciel ou extension respectivement sur Windows et Linux intitulé "Gnuplot".</text:p>
      <text:p text:style-name="P2"/>
      <text:p text:style-name="P2"><text:tab/>Ce projet nous a paru très complet et couvre 4 langages: toute la partie algorithmique qui a été étudiée en Pré-ING 1 et la Pré-ING 2 notamment le langage C et le script shell. Mais aussi le langage awk qui est un sous-langage du shell afin de faire le filtrage des données et pour finir les scripts Gnuplot adaptés à chaque modèle graphique. C'est un projet bien évidement très long car il y a pas mal de manipulation à faire et surtout demande une très bonne harmonie de travail, de la motivation, du sérieux et surtout de la concentration.</text:p>
      <text:p text:style-name="P2"/>
      <text:p text:style-name="P2"><text:tab/>Nous avons rencontré des difficultés au niveau du traitement de l'option t3 ainsi que pour l'option p3 et malheureusement nous n'avons pas pu trier correctement selon la date suivie de l'identifiant des stations et de l'heure. Le reste était bien abordable. Le traitement de la partie C et script shell nous a pris un bon nombre d'heures. Concernant la partie Gnuplot nous avons quelques difficultés pour afficher le graphique type vecteur personnellement ça m'a pris 3 heures afin de comprendre comment faire la conversion des coordonnées en vecteurs. </text:p>
      <text:p text:style-name="P2"/>
      <text:p text:style-name="P2"><text:tab/>Nous n'avions pas réaliser tout le projet de tête, nous nous sommes parfois inspirés de certaines syntaxes en ligne que l'on a par la suite adapter dans notre cas. Egalement pour la partie gnuplot étant donné que l'on ne l'as connait pas. Je rappelle qu'au début pour réaliser les affichages graphiques, nous sommes partis sur de la documentation. Certaines commandes ont été prises par internet car elles sont fondamentales pour la partie Gnuplot.</text:p>
      <text:p text:style-name="P2"/>
      <text:p text:style-name="P2">Voici quelques exemples de nos graphiques:</text:p>
      <text:p text:style-name="P2">Option t1:</text:p>
      <text:p text:style-name="P2"><draw:frame draw:style-name="fr2" draw:name="images2" text:anchor-type="paragraph" svg:width="16.999cm" svg:height="10.79cm" draw:z-index="1"><draw:image xlink:href="Pictures/200000070000521100003418DF85EECF.svm" xlink:type="simple" xlink:show="embed" xlink:actuate="onLoad"/></draw:frame><text:soft-page-break/>Option p1:</text:p>
      <text:p text:style-name="P2"><draw:frame draw:style-name="fr3" draw:name="images3" text:anchor-type="paragraph" svg:width="16.999cm" svg:height="9.396cm" draw:z-index="2"><draw:image xlink:href="Pictures/2000000700005E0E000033FEC55B1DA8.svm" xlink:type="simple" xlink:show="embed" xlink:actuate="onLoad"/></draw:frame>Option t2:</text:p>
      <text:p text:style-name="P2"/>
      <text:p text:style-name="P2">Je te laisse mettre le bon graphique </text:p>
      <text:p text:style-name="P2"/>
      <text:p text:style-name="P2">Option P2: </text:p>
      <text:p text:style-name="P2">pareil</text:p>
      <text:p text:style-name="P2"/>
      <text:p text:style-name="P2"/>
      <text:p text:style-name="P2"><text:soft-page-break/>Option m:</text:p>
      <text:p text:style-name="P2"/>
      <text:p text:style-name="P2"><draw:frame draw:style-name="fr3" draw:name="images4" text:anchor-type="paragraph" svg:width="16.999cm" svg:height="9.793cm" draw:z-index="3"><draw:image xlink:href="Pictures/20000007000054DB000030E4BE3BDD0C.svm" xlink:type="simple" xlink:show="embed" xlink:actuate="onLoad"/></draw:frame>Option h:</text:p>
      <text:p text:style-name="P2"/>
      <text:p text:style-name="P2"><draw:frame draw:style-name="fr4" draw:name="images5" text:anchor-type="paragraph" svg:width="16.671cm" svg:height="11.882cm" draw:z-index="4"><draw:image xlink:href="Pictures/200000070000411E00002E69AA603B85.svm" xlink:type="simple" xlink:show="embed" xlink:actuate="onLoad"/></draw:frame>Option w:</text:p>
      <text:p text:style-name="P2"/>
      <text:p text:style-name="P2"/>
      <text:p text:style-name="P2"><draw:frame draw:style-name="fr3" draw:name="images6" text:anchor-type="paragraph" svg:width="16.999cm" svg:height="9.352cm" draw:z-index="5"><draw:image xlink:href="Pictures/2000000700005BAE000032719DAF50AD.svm" xlink:type="simple" xlink:show="embed" xlink:actuate="onLoad"/></draw:frame><text:soft-page-break/>Veuillez trouver la répartion de nos tâches sur l'autre PDF intitulé "Répartition des taches Dachraoui Elyes-Hadj Rabearimanana .pdf"</text:p>
      <text:p text:style-name="P2"/>
      <text:p text:style-name="P2">Bibliographie: </text:p>
      <text:p text:style-name="P2"/>
      <text:p text:style-name="P2">Ajoute le liens que tu as utilisé pour la commande de filtrage:</text:p>
      <text:p text:style-name="P2"/>
      <text:p text:style-name="P2"><text:s/>http:// gnuplot.info/ </text:p>
      <text:p text:style-name="P2">‘lignes’ : https://gnuplot.sourceforge.net/demo_5.4/simple.html </text:p>
      <text:p text:style-name="P2">‘barres d’erreur’ : https://gnuplot.sourceforge.net/demo_5.4/errorbars.html ‘vecteurs’ : https://gnuplot.sourceforge.net/demo_5.4/vector.html </text:p>
      <text:p text:style-name="P2">‘carte interpolée’ : https://gnuplot.sourceforge.net/demo_5.4/pm3d.html </text:p>
      <text:p text:style-name="P2">Présentation gnuplot: https://bdesgraupes.pagesperso-orange.fr/UPX/Tutoriels/presentation_gnuplot.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56M39S</meta:editing-duration>
    <meta:editing-cycles>33</meta:editing-cycles>
    <meta:generator>OpenOffice/4.1.8$Win32 OpenOffice.org_project/418m3$Build-9803</meta:generator>
    <dc:date>2023-02-03T03:36:20.86</dc:date>
    <meta:document-statistic meta:table-count="0" meta:image-count="6" meta:object-count="0" meta:page-count="4" meta:paragraph-count="27" meta:word-count="420" meta:character-count="2847"/>
    <meta:user-defined meta:name="Info 1"/>
    <meta:user-defined meta:name="Info 2"/>
    <meta:user-defined meta:name="Info 3"/>
    <meta:user-defined meta:name="Info 4"/>
  </office:meta>
</office:document-meta>
</file>